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officeooo:rsid="00129fcf" officeooo:paragraph-rsid="00129fcf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29fcf" officeooo:paragraph-rsid="00129fc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65a19" officeooo:paragraph-rsid="00165a1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97b24" officeooo:paragraph-rsid="00197b2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d5d2d" officeooo:paragraph-rsid="001d5d2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e4418" officeooo:paragraph-rsid="001e441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65a19" officeooo:paragraph-rsid="00165a1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65a19" officeooo:paragraph-rsid="0017bb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6a72f" officeooo:paragraph-rsid="0016a72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29fcf" officeooo:paragraph-rsid="00129fc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97b24" officeooo:paragraph-rsid="00197b2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paragraph-rsid="00197b2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e4418" officeooo:paragraph-rsid="001e441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97b24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4418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62c69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21336" officeooo:paragraph-rsid="00221336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28b6b" officeooo:paragraph-rsid="00228b6b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62c69" officeooo:paragraph-rsid="00262c69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292a90" officeooo:paragraph-rsid="00292a90" style:font-weight-asian="bold" style:font-weight-complex="bold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3e9100" officeooo:paragraph-rsid="003e9100" style:font-weight-asian="bold" style:font-weight-complex="bol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3f59b2" officeooo:paragraph-rsid="003f59b2" style:font-weight-asian="bold" style:font-weight-complex="bold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1709f" officeooo:paragraph-rsid="0041709f" style:font-weight-asian="bold" style:font-weight-complex="bold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4495b" officeooo:paragraph-rsid="0044495b" style:font-weight-asian="bold" style:font-weight-complex="bol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591b2" officeooo:paragraph-rsid="004591b2" style:font-weight-asian="bold" style:font-weight-complex="bol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60bfd" officeooo:paragraph-rsid="00460bfd" style:font-weight-asian="bold" style:font-weight-complex="bold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65bd2" officeooo:paragraph-rsid="00465bd2" style:font-weight-asian="bold" style:font-weight-complex="bol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75e8e" officeooo:paragraph-rsid="00475e8e" style:font-weight-asian="bold" style:font-weight-complex="bold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8a4c0" officeooo:paragraph-rsid="0048a4c0" style:font-weight-asian="bold" style:font-weight-complex="bold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ac3d8" officeooo:paragraph-rsid="004ac3d8" style:font-weight-asian="bold" style:font-weight-complex="bold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d2788" officeooo:paragraph-rsid="004d2788" style:font-weight-asian="bold" style:font-weight-complex="bold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92a90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a4b55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b2760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d1399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edb50" style:font-weight-asian="normal" style:font-weight-complex="normal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069ad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20530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5d4fd" style:font-weight-asian="normal" style:font-weight-complex="normal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8e0f5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bce4d" style:font-weight-asian="normal" style:font-weight-complex="normal"/>
    </style:style>
    <style:style style:name="P42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officeooo:paragraph-rsid="001e4418"/>
    </style:style>
    <style:style style:name="P43" style:family="paragraph" style:parent-style-name="Preformatted_20_Text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92a90" style:font-weight-asian="normal" style:font-weight-complex="normal"/>
    </style:style>
    <style:style style:name="P4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46" style:family="paragraph" style:parent-style-name="Standard">
      <style:paragraph-properties style:line-height-at-least="0.503cm"/>
    </style:style>
    <style:style style:name="P47" style:family="paragraph" style:parent-style-name="Standard">
      <style:paragraph-properties fo:margin-top="0cm" fo:margin-bottom="0.499cm" loext:contextual-spacing="false" style:line-height-at-least="0.503cm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d2788" officeooo:paragraph-rsid="004d2788" style:font-weight-asian="bold" style:font-weight-complex="bold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eaaf0" officeooo:paragraph-rsid="004eaaf0" style:font-weight-asian="bold" style:font-weight-complex="bold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50453e" officeooo:paragraph-rsid="0050453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a72f"/>
    </style:style>
    <style:style style:name="T3" style:family="text">
      <style:text-properties fo:font-size="14pt" fo:font-weight="normal" officeooo:rsid="00197b24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e4418" style:font-size-asian="14pt" style:font-weight-asian="normal" style:font-size-complex="14pt" style:font-weight-complex="normal"/>
    </style:style>
    <style:style style:name="T6" style:family="text">
      <style:text-properties officeooo:rsid="0020dd23"/>
    </style:style>
    <style:style style:name="T7" style:family="text">
      <style:text-properties officeooo:rsid="002a4b55"/>
    </style:style>
    <style:style style:name="T8" style:family="text">
      <style:text-properties officeooo:rsid="002b2760"/>
    </style:style>
    <style:style style:name="T9" style:family="text">
      <style:text-properties officeooo:rsid="002d1399"/>
    </style:style>
    <style:style style:name="T10" style:family="text">
      <style:text-properties fo:font-weight="bold" officeooo:rsid="002edb50" style:font-weight-asian="bold" style:font-weight-complex="bold"/>
    </style:style>
    <style:style style:name="T11" style:family="text">
      <style:text-properties fo:font-weight="bold" officeooo:rsid="003069ad" style:font-weight-asian="bold" style:font-weight-complex="bold"/>
    </style:style>
    <style:style style:name="T12" style:family="text">
      <style:text-properties fo:font-weight="bold" officeooo:rsid="00320530" style:font-weight-asian="bold" style:font-weight-complex="bold"/>
    </style:style>
    <style:style style:name="T13" style:family="text">
      <style:text-properties fo:font-weight="bold" officeooo:rsid="0035d4fd" style:font-weight-asian="bold" style:font-weight-complex="bold"/>
    </style:style>
    <style:style style:name="T14" style:family="text">
      <style:text-properties fo:font-weight="bold" officeooo:rsid="0038e0f5" style:font-weight-asian="bold" style:font-weight-complex="bold"/>
    </style:style>
    <style:style style:name="T15" style:family="text">
      <style:text-properties fo:font-weight="bold" officeooo:rsid="003bce4d" style:font-weight-asian="bold" style:font-weight-complex="bold"/>
    </style:style>
    <style:style style:name="T16" style:family="text">
      <style:text-properties fo:color="#808080"/>
    </style:style>
    <style:style style:name="T17" style:family="text">
      <style:text-properties fo:color="#569cd6"/>
    </style:style>
    <style:style style:name="T18" style:family="text">
      <style:text-properties fo:color="#9cdcfe"/>
    </style:style>
    <style:style style:name="T19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</text:p>
      <text:p text:style-name="P2">Definition:</text:p>
      <text:p text:style-name="P2"><text:tab/><text:span text:style-name="T1">Spring is an open source, lightweight, loosely coupled, aspect oriented, Dependency injection java application framework to develope varios types of java application.</text:span></text:p>
      <text:p text:style-name="P10"/>
      <text:p text:style-name="P3">Setup spring framework with eclipse :</text:p>
      <text:p text:style-name="P7">step 1: First we need to download this two zip files to add jars .</text:p>
      <text:p text:style-name="P8"><text:tab/></text:p>
      <text:p text:style-name="P8"><text:tab/><text:tab/>*Spring framework jars – <text:span text:style-name="T2">To download search spring source.org</text:span></text:p>
      <text:p text:style-name="P8"><text:tab/><text:tab/>*Apache common API –<text:span text:style-name="T2">To download appache common logging api <text:s/></text:span></text:p>
      <text:p text:style-name="P9"/>
      <text:p text:style-name="P9">step 2: Unzip and configure buit path.</text:p>
      <text:p text:style-name="P9"/>
      <text:p text:style-name="P4">1.IOC <text:s/>Inversion Of Control</text:p>
      <text:p text:style-name="P4"><text:tab/><text:span text:style-name="T1">It is used to remove dependency from the programmin code.</text:span></text:p>
      <text:p text:style-name="P11"><text:tab/>make code easy to test and maintain.</text:p>
      <text:p text:style-name="P14"><text:span text:style-name="T3"><text:tab/></text:span><text:span text:style-name="T4">In Spring framework, IOC container is responsible to inject the dependency. <text:tab/>We provide metadata to the IOC container either by XML file or annotation.</text:span></text:p>
      <text:p text:style-name="P12"/>
      <text:p text:style-name="P5">Dependency Injection:</text:p>
      <text:p text:style-name="P5"/>
      <text:p text:style-name="P5"/>
      <text:p text:style-name="P5"/>
      <text:p text:style-name="P5"/>
      <text:p text:style-name="P6">AOP(Aspect Oriented Programming)</text:p>
      <text:p text:style-name="P13">Jar files to add </text:p>
      <text:p text:style-name="P15"><text:span text:style-name="T5"><text:tab/></text:span>The links for the dependencies are:</text:p>
      <text:p text:style-name="P15"><text:s/>AspectJ: https://www.eclipse.org/aspectj/downloads.php</text:p>
      <text:p text:style-name="P15">AOP Alliance: <text:a xlink:type="simple" xlink:href="http://aopalliance.sourceforge.net/" text:style-name="Internet_20_link" text:visited-style-name="Visited_20_Internet_20_Link">http://aopalliance.sourceforge.net/</text:a><text:line-break/>CGILIB: <text:a xlink:type="simple" xlink:href="https://www.youtube.com/redirect?q=http%3A%2F%2Fcglib.sourceforge.net%2F&amp;event=video_description&amp;v=4P0TME-AbSw&amp;redir_token=YqgEawqJ7Eip3vFpf0T4EjSRU4l8MTU0ODk5ODc3M0AxNTQ4OTEyMzcz" text:style-name="Internet_20_link" text:visited-style-name="Visited_20_Internet_20_Link">http://cglib.sourceforge.net/</text:a> </text:p>
      <text:p text:style-name="P15">Spring 3 ASM: <text:a xlink:type="simple" xlink:href="http://asm.ow2.org/" text:style-name="Internet_20_link" text:visited-style-name="Visited_20_Internet_20_Link">http://asm.ow2.org/</text:a></text:p>
      <text:p text:style-name="P15"/>
      <text:h text:style-name="P42" text:outline-level="1">Spring Boot, MySQL, JPA, Hibernate Restful CRUD API Tutorial</text:h>
      <text:p text:style-name="P15"/>
      <text:p text:style-name="P15"><text:span text:style-name="T6">Link --&gt; <text:s/></text:span><text:a xlink:type="simple" xlink:href="https://www.callicoder.com/spring-boot-rest-api-tutorial-with-mysql-jpa-hibernate/" text:style-name="Internet_20_link" text:visited-style-name="Visited_20_Internet_20_Link">https://www.callicoder.com/spring-boot-rest-api-tutorial-with-mysql-jpa-hibernate/</text:a></text:p>
      <text:p text:style-name="P15"/>
      <text:p text:style-name="P17">link to send mail by spring boot-&gt; <text:a xlink:type="simple" xlink:href="https://www.onlinetutorialspoint.com/spring-boot/how-to-send-spring-boot-mail-example.html" text:style-name="Internet_20_link" text:visited-style-name="Visited_20_Internet_20_Link">https://www.onlinetutorialspoint.com/spring-boot/how-to-send-spring-boot-mail-example.html</text:a></text:p>
      <text:p text:style-name="P17"/>
      <text:p text:style-name="P17"/>
      <text:p text:style-name="P18"/>
      <text:p text:style-name="P18"/>
      <text:p text:style-name="P18"><text:soft-page-break/></text:p>
      <text:p text:style-name="P18">MicroServices with spring boot authentication with jwt</text:p>
      <text:p text:style-name="P18"/>
      <text:p text:style-name="P18">link-&gt; <text:a xlink:type="simple" xlink:href="https://medium.com/omarelgabrys-blog/microservices-with-spring-boot-authentication-with-jwt-part-3-fafc9d7187e8" text:style-name="Internet_20_link" text:visited-style-name="Visited_20_Internet_20_Link">https://medium.com/omarelgabrys-blog/microservices-with-spring-boot-authentication-with-jwt-part-3-fafc9d7187e8</text:a></text:p>
      <text:p text:style-name="P18"/>
      <text:p text:style-name="P18"/>
      <text:p text:style-name="P19">JWT Token Generation link</text:p>
      <text:p text:style-name="P16"><text:a xlink:type="simple" xlink:href="https://medium.com/oril/secure-your-spring-boot-api-with-json-web-tokens-44aa9dc51fdc" text:style-name="Internet_20_link" text:visited-style-name="Visited_20_Internet_20_Link">https://medium.com/oril/secure-your-spring-boot-api-with-json-web-tokens-44aa9dc51fdc</text:a></text:p>
      <text:p text:style-name="P16"/>
      <text:p text:style-name="P16"/>
      <text:p text:style-name="P20">Angular 6</text:p>
      <text:p text:style-name="P20"/>
      <text:p text:style-name="P20">flex layout</text:p>
      <text:p text:style-name="P32"><text:a xlink:type="simple" xlink:href="https://alligator.io/angular/flex-layout/" text:style-name="Internet_20_link" text:visited-style-name="Visited_20_Internet_20_Link">https://alligator.io/angular/flex-layout/</text:a></text:p>
      <text:p text:style-name="P32"/>
      <text:p text:style-name="P32"><text:span text:style-name="Source_20_Text">npm i @angular/flex-layout</text:span></text:p>
      <text:p text:style-name="P43"><text:span text:style-name="Source_20_Text">import { FlexLayoutModule } from "@angular/flex-layout";</text:span></text:p>
      <text:p text:style-name="P32"><text:span text:style-name="Source_20_Text"/></text:p>
      <text:p text:style-name="P33"><text:span text:style-name="Source_20_Text"><text:span text:style-name="T7">aligning item in flex container</text:span></text:span></text:p>
      <text:p text:style-name="P33"><text:span text:style-name="Source_20_Text"/></text:p>
      <text:p text:style-name="P32"><text:a xlink:type="simple" xlink:href="https://developer.mozilla.org/en-US/docs/Web/CSS/CSS_Flexible_Box_Layout/Aligning_Items_in_a_Flex_Container" text:style-name="Internet_20_link" text:visited-style-name="Visited_20_Internet_20_Link"><text:span text:style-name="Source_20_Text">https://developer.mozilla.org/en-US/docs/Web/CSS/CSS_Flexible_Box_Layout/Aligning_Items_in_a_Flex_Container</text:span></text:a></text:p>
      <text:p text:style-name="P32"><text:span text:style-name="Source_20_Text"/></text:p>
      <text:p text:style-name="P32"><text:span text:style-name="Source_20_Text"/></text:p>
      <text:p text:style-name="P34"><text:span text:style-name="Source_20_Text"><text:span text:style-name="T8">confirm password..</text:span></text:span></text:p>
      <text:p text:style-name="P34"><text:a xlink:type="simple" xlink:href="https://stackoverflow.com/questions/51605737/confirm-password-validation-in-angular-6" text:style-name="Internet_20_link" text:visited-style-name="Visited_20_Internet_20_Link"><text:span text:style-name="Source_20_Text">https://stackoverflow.com/questions/51605737/confirm-password-validation-in-angular-6</text:span></text:a></text:p>
      <text:p text:style-name="P34"><text:span text:style-name="Source_20_Text"/></text:p>
      <text:p text:style-name="P34"><text:span text:style-name="Source_20_Text"/></text:p>
      <text:p text:style-name="P35"><text:span text:style-name="Source_20_Text"><text:span text:style-name="T9">password pattern:</text:span></text:span></text:p>
      <text:p text:style-name="P35"><text:a xlink:type="simple" xlink:href="https://stackoverflow.com/questions/48350506/how-to-validate-password-strength-with-angular-5-validator-pattern" text:style-name="Internet_20_link" text:visited-style-name="Visited_20_Internet_20_Link"><text:span text:style-name="Source_20_Text">https://stackoverflow.com/questions/48350506/how-to-validate-password-strength-with-angular-5-validator-pattern</text:span></text:a></text:p>
      <text:p text:style-name="P35"><text:span text:style-name="Source_20_Text"/></text:p>
      <text:p text:style-name="P35"><text:span text:style-name="Source_20_Text"/></text:p>
      <text:p text:style-name="P36"><text:span text:style-name="Source_20_Text"><text:span text:style-name="T10">Swagger:</text:span></text:span></text:p>
      <text:p text:style-name="P36"><text:a xlink:type="simple" xlink:href="https://dzone.com/articles/spring-boot-restful-api-documentation-with-swagger" text:style-name="Internet_20_link" text:visited-style-name="Visited_20_Internet_20_Link"><text:span text:style-name="Source_20_Text"><text:span text:style-name="T10">https://dzone.com/articles/spring-boot-restful-api-documentation-with-swagger</text:span></text:span></text:a></text:p>
      <text:p text:style-name="P36"><text:span text:style-name="Source_20_Text"><text:span text:style-name="T10"/></text:span></text:p>
      <text:p text:style-name="P36"><text:span text:style-name="Source_20_Text"><text:span text:style-name="T10"/></text:span></text:p>
      <text:p text:style-name="P37"><text:span text:style-name="Source_20_Text"><text:span text:style-name="T11">RestControllerAdvicer(Exception handling in spring boot):</text:span></text:span></text:p>
      <text:p text:style-name="P37"><text:a xlink:type="simple" xlink:href="https://grokonez.com/spring-framework/spring-mvc/use-restcontrolleradvice-new-features-spring-framework-4-3" text:style-name="Internet_20_link" text:visited-style-name="Visited_20_Internet_20_Link"><text:span text:style-name="Source_20_Text"><text:span text:style-name="T11">https://grokonez.com/spring-framework/spring-mvc/use-restcontrolleradvice-new-features-spring-framework-4-3</text:span></text:span></text:a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8"><text:span text:style-name="Source_20_Text"><text:span text:style-name="T12">Angular flex 6</text:span></text:span></text:p>
      <text:p text:style-name="P38"><text:span text:style-name="Source_20_Text"><text:span text:style-name="T12"/></text:span></text:p>
      <text:p text:style-name="P38"><text:a xlink:type="simple" xlink:href="https://tburleson-layouts-demos.firebaseapp.com/#/docs" text:style-name="Internet_20_link" text:visited-style-name="Visited_20_Internet_20_Link"><text:span text:style-name="Source_20_Text"><text:span text:style-name="T12">https://tburleson-layouts-demos.firebaseapp.com/#/docs</text:span></text:span></text:a></text:p>
      <text:p text:style-name="P38"><text:span text:style-name="Source_20_Text"><text:span text:style-name="T12"/></text:span></text:p>
      <text:p text:style-name="P38">npm install @angular/flex-layout</text:p>
      <text:p text:style-name="P38"><text:span text:style-name="Source_20_Text"><text:span text:style-name="T12"/></text:span></text:p>
      <text:p text:style-name="P38"><text:span text:style-name="Source_20_Text"><text:span text:style-name="T12"/></text:span></text:p>
      <text:p text:style-name="P39"><text:span text:style-name="Source_20_Text"><text:span text:style-name="T13">Angular UI ref</text:span></text:span></text:p>
      <text:p text:style-name="P39"><text:soft-page-break/><text:a xlink:type="simple" xlink:href="https://codinglatte.com/posts/angular/cool-password-validation-angular/" text:style-name="Internet_20_link" text:visited-style-name="Visited_20_Internet_20_Link"><text:span text:style-name="Source_20_Text"><text:span text:style-name="T13">https://codinglatte.com/posts/angular/cool-password-validation-angular/</text:span></text:span></text:a></text:p>
      <text:p text:style-name="P40"><text:span text:style-name="Source_20_Text"><text:span text:style-name="T14">ng4Loading Spinner</text:span></text:span></text:p>
      <text:p text:style-name="P40"><text:span text:style-name="Source_20_Text"><text:span text:style-name="T14"/></text:span></text:p>
      <text:p text:style-name="P40"><text:span text:style-name="Source_20_Text"><text:span text:style-name="T14"/></text:span></text:p>
      <text:p text:style-name="P40"><text:span text:style-name="Source_20_Text"><text:span text:style-name="T14"/></text:span></text:p>
      <text:p text:style-name="P40"><text:a xlink:type="simple" xlink:href="https://www.callicoder.com/hibernate-spring-boot-jpa-one-to-many-mapping-example/" text:style-name="Internet_20_link" text:visited-style-name="Visited_20_Internet_20_Link"><text:span text:style-name="Source_20_Text"><text:span text:style-name="T14">https://www.callicoder.com/hibernate-spring-boot-jpa-one-to-many-mapping-example/</text:span></text:span></text:a></text:p>
      <text:p text:style-name="P40"><text:span text:style-name="Source_20_Text"><text:span text:style-name="T14"/></text:span></text:p>
      <text:p text:style-name="P40"><text:span text:style-name="Source_20_Text"><text:span text:style-name="T14"/></text:span></text:p>
      <text:p text:style-name="P41"><text:span text:style-name="Source_20_Text"><text:span text:style-name="T15">.map()</text:span></text:span></text:p>
      <text:p text:style-name="P41">The <text:span text:style-name="Strong_20_Emphasis">map()</text:span> function is a method in the Stream class that represents a functional programming concept. In simple words, the map() is used to <text:span text:style-name="Strong_20_Emphasis">transform one object into other by applying a function</text:span>.</text:p>
      <text:p text:style-name="P41"/>
      <text:p text:style-name="P21">DashBoard:</text:p>
      <text:p text:style-name="P21"/>
      <text:p text:style-name="P21"><text:a xlink:type="simple" xlink:href="https://medium.com/codingthesmartway-com-blog/angular-material-and-angular-6-material-design-for-angular-6b1a3ee476f0" text:style-name="Internet_20_link" text:visited-style-name="Visited_20_Internet_20_Link">https://medium.com/codingthesmartway-com-blog/angular-material-and-angular-6-material-design-for-angular-6b1a3ee476f0</text:a></text:p>
      <text:p text:style-name="P21"/>
      <text:p text:style-name="P21"/>
      <text:p text:style-name="P22">error problem solve</text:p>
      <text:p text:style-name="P22"><text:a xlink:type="simple" xlink:href="https://stackoverflow.com/questions/51335789/schematic-materialdashboard-not-found-in-collection-angular-material" text:style-name="Internet_20_link" text:visited-style-name="Visited_20_Internet_20_Link">https://stackoverflow.com/questions/51335789/schematic-materialdashboard-not-found-in-collection-angular-material</text:a></text:p>
      <text:p text:style-name="P22"/>
      <text:p text:style-name="P23">nav-bar </text:p>
      <text:p text:style-name="P22"><text:a xlink:type="simple" xlink:href="https://codinglatte.com/posts/angular/responsive-navbar-angular-flex-layout/" text:style-name="Internet_20_link" text:visited-style-name="Visited_20_Internet_20_Link">https://codinglatte.com/posts/angular/responsive-navbar-angular-flex-layout/</text:a></text:p>
      <text:p text:style-name="P22"/>
      <text:p text:style-name="P22"/>
      <text:p text:style-name="P24">mat-dialog-data</text:p>
      <text:p text:style-name="P22"><text:a xlink:type="simple" xlink:href="https://stackoverflow.com/questions/47050450/angular-4-when-and-why-is-inject-is-used-in-constructor" text:style-name="Internet_20_link" text:visited-style-name="Visited_20_Internet_20_Link">https://stackoverflow.com/questions/47050450/angular-4-when-and-why-is-inject-is-used-in-constructor</text:a></text:p>
      <text:p text:style-name="P22"/>
      <text:p text:style-name="P22"/>
      <text:p text:style-name="P25">dialog</text:p>
      <text:p text:style-name="P25"><text:a xlink:type="simple" xlink:href="https://www.techiediaries.com/angular-material-dialogs/" text:style-name="Internet_20_link" text:visited-style-name="Visited_20_Internet_20_Link">https://www.techiediaries.com/angular-material-dialogs/</text:a></text:p>
      <text:p text:style-name="P25"/>
      <text:p text:style-name="P25"/>
      <text:p text:style-name="P26">mixins</text:p>
      <text:p text:style-name="P25"><text:a xlink:type="simple" xlink:href="https://medium.com/codeartisan/breakpoints-and-media-queries-in-scss-46e8f551e2f2" text:style-name="Internet_20_link" text:visited-style-name="Visited_20_Internet_20_Link">https://medium.com/codeartisan/breakpoints-and-media-queries-in-scss-46e8f551e2f2</text:a></text:p>
      <text:p text:style-name="P25"/>
      <text:p text:style-name="P25"/>
      <text:p text:style-name="P27">flex 6.0 beta</text:p>
      <text:p text:style-name="P27"><text:span text:style-name="Source_20_Text">npm install @angular/flex-layout@6.0.0-beta.18 </text:span></text:p>
      <text:p text:style-name="P27"><text:span text:style-name="Source_20_Text"/></text:p>
      <text:p text:style-name="P28">flex grow shrink basis</text:p>
      <text:p text:style-name="P27"><text:a xlink:type="simple" xlink:href="https://stackoverflow.com/questions/47480953/what-do-the-0-0-in-flex-0-0-33-stand-for" text:style-name="Internet_20_link" text:visited-style-name="Visited_20_Internet_20_Link">https://stackoverflow.com/questions/47480953/what-do-the-0-0-in-flex-0-0-33-stand-for</text:a></text:p>
      <text:p text:style-name="P27"/>
      <text:p text:style-name="P27"/>
      <text:p text:style-name="P29">angular auth app</text:p>
      <text:p text:style-name="P29"><text:a xlink:type="simple" xlink:href="https://auth0.com/blog/creating-beautiful-apps-with-angular-material/" text:style-name="Internet_20_link" text:visited-style-name="Visited_20_Internet_20_Link">https://auth0.com/blog/creating-beautiful-apps-with-angular-material/</text:a></text:p>
      <text:p text:style-name="P29"/>
      <text:p text:style-name="P29"><text:soft-page-break/></text:p>
      <text:p text:style-name="P30">spring boot interceptor overview:</text:p>
      <text:p text:style-name="P30"><text:a xlink:type="simple" xlink:href="https://www.youtube.com/watch?v=45uvLhYUP9o" text:style-name="Internet_20_link" text:visited-style-name="Visited_20_Internet_20_Link">https://www.youtube.com/watch?v=45uvLhYUP9o</text:a></text:p>
      <text:p text:style-name="P30"/>
      <text:p text:style-name="P31">ManyToMany mapping:</text:p>
      <text:p text:style-name="P31"><text:a xlink:type="simple" xlink:href="https://en.wikibooks.org/wiki/Java_Persistence/ManyToMany" text:style-name="Internet_20_link" text:visited-style-name="Visited_20_Internet_20_Link">https://en.wikibooks.org/wiki/Java_Persistence/ManyToMany</text:a></text:p>
      <text:p text:style-name="P31"/>
      <text:p text:style-name="P49">RabbitMq</text:p>
      <text:p text:style-name="P49"><text:a xlink:type="simple" xlink:href="https://www.youtube.com/watch?v=21Ml0Urdkbc" text:style-name="Internet_20_link" text:visited-style-name="Visited_20_Internet_20_Link">https://www.youtube.com/watch?v=21Ml0Urdkbc</text:a></text:p>
      <text:p text:style-name="P49"/>
      <text:p text:style-name="P50">RabbitMq installation</text:p>
      <text:p text:style-name="P49"><text:a xlink:type="simple" xlink:href="https://stackoverflow.com/questions/8808909/simple-way-to-install-rabbitmq-in-ubuntu" text:style-name="Internet_20_link" text:visited-style-name="Visited_20_Internet_20_Link">https://stackoverflow.com/questions/8808909/simple-way-to-install-rabbitmq-in-ubuntu</text:a></text:p>
      <text:p text:style-name="P49"/>
      <text:p text:style-name="P49"><text:a xlink:type="simple" xlink:href="https://tecadmin.net/install-rabbitmq-server-on-ubuntu/" text:style-name="Internet_20_link" text:visited-style-name="Visited_20_Internet_20_Link">https://tecadmin.net/install-rabbitmq-server-on-ubuntu/</text:a></text:p>
      <text:p text:style-name="P49"/>
      <text:p text:style-name="P49"/>
      <text:p text:style-name="P31"/>
      <text:p text:style-name="P30"/>
      <text:p text:style-name="P29"/>
      <text:p text:style-name="P29"/>
      <text:p text:style-name="P44"><text:span text:style-name="T16">&lt;</text:span><text:span text:style-name="T17">mat-drawer-container</text:span> <text:span text:style-name="T18">class</text:span>=<text:span text:style-name="T19">"example-container"</text:span><text:span text:style-name="T16">&gt;</text:span></text:p>
      <text:p text:style-name="P44"><text:span text:style-name="T16">&lt;</text:span><text:span text:style-name="T17">mat-drawer</text:span> <text:span text:style-name="T18">#sidenav</text:span> <text:span text:style-name="T18">mode</text:span>=<text:span text:style-name="T19">"side"</text:span> <text:span text:style-name="T18">opened</text:span>=<text:span text:style-name="T19">"true"</text:span><text:span text:style-name="T16">&gt;</text:span></text:p>
      <text:p text:style-name="P44"><text:span text:style-name="T16">&lt;</text:span><text:span text:style-name="T17">div</text:span><text:span text:style-name="T16">&gt;</text:span></text:p>
      <text:p text:style-name="P44"><text:span text:style-name="T16">&lt;</text:span><text:span text:style-name="T17">button</text:span> <text:span text:style-name="T18">mat-button</text:span> <text:span text:style-name="T18">[routerLink]</text:span>=<text:span text:style-name="T19">"['addNote']"</text:span> <text:span text:style-name="T18">(click)</text:span>=<text:span text:style-name="T19">"headerName='Fundoo Notes'"</text:span></text:p>
      <text:p text:style-name="P44"><text:span text:style-name="T18">[ngClass]</text:span>=<text:span text:style-name="T19">"{'sideNavListItems': headerName!='Fundoo Notes', 'sideNavlistItemsColored': headerName=='Fundoo Notes'}"</text:span><text:span text:style-name="T16">&gt;</text:span></text:p>
      <text:p text:style-name="P44"><text:span text:style-name="T16">&lt;</text:span><text:span text:style-name="T17">mat-icon</text:span><text:span text:style-name="T16">&gt;</text:span>lightbulb_outline<text:span text:style-name="T16">&lt;/</text:span><text:span text:style-name="T17">mat-icon</text:span><text:span text:style-name="T16">&gt;</text:span> Notes</text:p>
      <text:p text:style-name="P44"><text:span text:style-name="T16">&lt;/</text:span><text:span text:style-name="T17">button</text:span><text:span text:style-name="T16">&gt;</text:span></text:p>
      <text:p text:style-name="P44"><text:span text:style-name="T16">&lt;/</text:span><text:span text:style-name="T17">div</text:span><text:span text:style-name="T16">&gt;</text:span></text:p>
      <text:p text:style-name="P44"><text:span text:style-name="T16">&lt;</text:span><text:span text:style-name="T17">div</text:span><text:span text:style-name="T16">&gt;</text:span></text:p>
      <text:p text:style-name="P44"><text:span text:style-name="T16">&lt;</text:span><text:span text:style-name="T17">button</text:span> <text:span text:style-name="T18">mat-button</text:span> <text:span text:style-name="T18">[routerLink]</text:span>=<text:span text:style-name="T19">"['remainder']"</text:span> <text:span text:style-name="T18">(click)</text:span>=<text:span text:style-name="T19">"headerName= 'Remainders'"</text:span></text:p>
      <text:p text:style-name="P44"><text:span text:style-name="T18">[ngClass]</text:span>=<text:span text:style-name="T19">"{'sideNavListItems': headerName!='Remainders', 'sideNavlistItemsColored': headerName=='Remainders'}"</text:span><text:span text:style-name="T16">&gt;</text:span></text:p>
      <text:p text:style-name="P44"><text:span text:style-name="T16">&lt;</text:span><text:span text:style-name="T17">mat-icon</text:span><text:span text:style-name="T16">&gt;</text:span>notifications_none<text:span text:style-name="T16">&lt;/</text:span><text:span text:style-name="T17">mat-icon</text:span><text:span text:style-name="T16">&gt;</text:span> Remainders</text:p>
      <text:p text:style-name="P44"><text:span text:style-name="T16">&lt;/</text:span><text:span text:style-name="T17">button</text:span><text:span text:style-name="T16">&gt;</text:span></text:p>
      <text:p text:style-name="P44"><text:span text:style-name="T16">&lt;/</text:span><text:span text:style-name="T17">div</text:span><text:span text:style-name="T16">&gt;</text:span></text:p>
      <text:p text:style-name="P46"/>
      <text:p text:style-name="P44"><text:span text:style-name="T16">&lt;</text:span><text:span text:style-name="T17">mat-divider</text:span><text:span text:style-name="T16">&gt;&lt;/</text:span><text:span text:style-name="T17">mat-divider</text:span><text:span text:style-name="T16">&gt;</text:span></text:p>
      <text:p text:style-name="P46"/>
      <text:p text:style-name="P44"><text:span text:style-name="T16">&lt;</text:span><text:span text:style-name="T17">p</text:span> <text:span text:style-name="T18">class</text:span>=<text:span text:style-name="T19">"textSize"</text:span><text:span text:style-name="T16">&gt;</text:span>LABELS<text:span text:style-name="T16">&lt;/</text:span><text:span text:style-name="T17">p</text:span><text:span text:style-name="T16">&gt;</text:span></text:p>
      <text:p text:style-name="P46"/>
      <text:p text:style-name="P44"><text:span text:style-name="T16">&lt;</text:span><text:span text:style-name="T17">button</text:span> <text:span text:style-name="T18">class</text:span>=<text:span text:style-name="T19">"sideNavListItems"</text:span> <text:span text:style-name="T18">mat-button</text:span> <text:span text:style-name="T16">&gt;</text:span></text:p>
      <text:p text:style-name="P45">&lt;!-- (click)="openDialog()" --&gt;</text:p>
      <text:p text:style-name="P46"/>
      <text:p text:style-name="P44"><text:span text:style-name="T16">&lt;</text:span><text:span text:style-name="T17">mat-icon</text:span><text:span text:style-name="T16">&gt;</text:span>edit<text:span text:style-name="T16">&lt;/</text:span><text:span text:style-name="T17">mat-icon</text:span><text:span text:style-name="T16">&gt;</text:span> Edit Labels</text:p>
      <text:p text:style-name="P44"><text:span text:style-name="T16">&lt;/</text:span><text:span text:style-name="T17">button</text:span><text:span text:style-name="T16">&gt;</text:span></text:p>
      <text:p text:style-name="P44"><text:span text:style-name="T16">&lt;</text:span><text:span text:style-name="T17">mat-divider</text:span><text:span text:style-name="T16">&gt;&lt;/</text:span><text:span text:style-name="T17">mat-divider</text:span><text:span text:style-name="T16">&gt;</text:span></text:p>
      <text:p text:style-name="P44"><text:span text:style-name="T16">&lt;</text:span><text:span text:style-name="T17">div</text:span><text:span text:style-name="T16">&gt;</text:span></text:p>
      <text:p text:style-name="P46"/>
      <text:p text:style-name="P44"><text:span text:style-name="T16">&lt;</text:span><text:span text:style-name="T17">button</text:span> <text:span text:style-name="T18">mat-button</text:span> <text:span text:style-name="T18">[routerLink]</text:span>=<text:span text:style-name="T19">"['archive']"</text:span> <text:span text:style-name="T18">(click)</text:span>=<text:span text:style-name="T19">"headerName= 'Archive'"</text:span></text:p>
      <text:p text:style-name="P44"><text:soft-page-break/><text:span text:style-name="T18">[ngClass]</text:span>=<text:span text:style-name="T19">"{'sideNavListItems': headerName!='Archive', 'sideNavlistItemsColored': headerName=='Archive'}"</text:span><text:span text:style-name="T16">&gt;</text:span></text:p>
      <text:p text:style-name="P44"><text:span text:style-name="T16">&lt;</text:span><text:span text:style-name="T17">mat-icon</text:span><text:span text:style-name="T16">&gt;</text:span>archive<text:span text:style-name="T16">&lt;/</text:span><text:span text:style-name="T17">mat-icon</text:span><text:span text:style-name="T16">&gt;</text:span> Archive</text:p>
      <text:p text:style-name="P44"><text:span text:style-name="T16">&lt;/</text:span><text:span text:style-name="T17">button</text:span><text:span text:style-name="T16">&gt;</text:span></text:p>
      <text:p text:style-name="P44"><text:span text:style-name="T16">&lt;/</text:span><text:span text:style-name="T17">div</text:span><text:span text:style-name="T16">&gt;</text:span></text:p>
      <text:p text:style-name="P44"><text:span text:style-name="T16">&lt;</text:span><text:span text:style-name="T17">div</text:span><text:span text:style-name="T16">&gt;</text:span></text:p>
      <text:p text:style-name="P44"><text:span text:style-name="T16">&lt;</text:span><text:span text:style-name="T17">button</text:span> <text:span text:style-name="T18">mat-button</text:span> <text:span text:style-name="T18">[routerLink]</text:span>=<text:span text:style-name="T19">"['trash']"</text:span> <text:span text:style-name="T18">(click)</text:span>=<text:span text:style-name="T19">"headerName= 'Trash'"</text:span></text:p>
      <text:p text:style-name="P44"><text:span text:style-name="T18">[ngClass]</text:span>=<text:span text:style-name="T19">"{'sideNavListItems': headerName!='Trash', 'sideNavlistItemsColored': headerName=='Trash'}"</text:span><text:span text:style-name="T16">&gt;</text:span></text:p>
      <text:p text:style-name="P44"><text:span text:style-name="T16">&lt;</text:span><text:span text:style-name="T17">mat-icon</text:span><text:span text:style-name="T16">&gt;</text:span>delete<text:span text:style-name="T16">&lt;/</text:span><text:span text:style-name="T17">mat-icon</text:span><text:span text:style-name="T16">&gt;</text:span> Trash</text:p>
      <text:p text:style-name="P44"><text:span text:style-name="T16">&lt;/</text:span><text:span text:style-name="T17">button</text:span><text:span text:style-name="T16">&gt;</text:span></text:p>
      <text:p text:style-name="P44"><text:span text:style-name="T16">&lt;/</text:span><text:span text:style-name="T17">div</text:span><text:span text:style-name="T16">&gt;</text:span></text:p>
      <text:p text:style-name="P44"><text:span text:style-name="T16">&lt;/</text:span><text:span text:style-name="T17">mat-drawer</text:span><text:span text:style-name="T16">&gt;</text:span></text:p>
      <text:p text:style-name="P44"><text:span text:style-name="T16">&lt;</text:span><text:span text:style-name="T17">mat-drawer-content</text:span><text:span text:style-name="T16">&gt;</text:span></text:p>
      <text:p text:style-name="P46"/>
      <text:p text:style-name="P44"><text:span text:style-name="T16">&lt;</text:span><text:span text:style-name="T17">router-outlet</text:span><text:span text:style-name="T16">&gt;&lt;/</text:span><text:span text:style-name="T17">router-outlet</text:span><text:span text:style-name="T16">&gt;</text:span></text:p>
      <text:p text:style-name="P46"/>
      <text:p text:style-name="P44"><text:span text:style-name="T16">&lt;/</text:span><text:span text:style-name="T17">mat-drawer-content</text:span><text:span text:style-name="T16">&gt;</text:span></text:p>
      <text:p text:style-name="P46"/>
      <text:p text:style-name="P44"><text:span text:style-name="T16">&lt;/</text:span><text:span text:style-name="T17">mat-drawer-container</text:span><text:span text:style-name="T16">&gt;</text:span></text:p>
      <text:p text:style-name="P47"/>
      <text:p text:style-name="P45">&lt;!-- &lt;div class="example-container" [class.example-is-mobile]="mobileQuery.matches"&gt;</text:p>
      <text:p text:style-name="P45">&lt;mat-toolbar color="" class="example-toolbar"&gt;</text:p>
      <text:p text:style-name="P45">&lt;button mat-icon-button (click)="snav.toggle()"&gt;</text:p>
      <text:p text:style-name="P45">&lt;mat-icon&gt;menu&lt;/mat-icon&gt;</text:p>
      <text:p text:style-name="P45">&lt;/button&gt;</text:p>
      <text:p text:style-name="P45">&lt;div fxHide.xs="true"&gt;</text:p>
      <text:p text:style-name="P45">&lt;img _ngcontent-c1="" alt="fundoo_Logo" class="fundooIcon" src="src/assets/logoFundoo.png"</text:p>
      <text:p text:style-name="P45">style="width:40px;height:40px"&gt;</text:p>
      <text:p text:style-name="P45">&lt;/div&gt;</text:p>
      <text:p text:style-name="P45">&lt;div class="dashboardTitle"&gt;{{headerName}}&lt;/div&gt;</text:p>
      <text:p text:style-name="P46"/>
      <text:p text:style-name="P45">&lt;div fxLayoutAlign="start" fxFlex="60%" fxShow="true" fxHide.xs="true" [style.fontSize.%]=65&gt;</text:p>
      <text:p text:style-name="P45">&lt;mat-form-field class="example-full-width" appearance="outline"&gt;</text:p>
      <text:p text:style-name="P45">&lt;input matInput type="text" placeholder="Search"&gt;</text:p>
      <text:p text:style-name="P45">&lt;button mat-button matPrefix mat-icon-button&gt;</text:p>
      <text:p text:style-name="P45">&lt;mat-icon&gt;search&lt;/mat-icon&gt;</text:p>
      <text:p text:style-name="P45">&lt;/button&gt;</text:p>
      <text:p text:style-name="P45">&lt;/mat-form-field&gt;</text:p>
      <text:p text:style-name="P45">&lt;/div&gt;</text:p>
      <text:p text:style-name="P46"/>
      <text:p text:style-name="P45">&lt;div fxFlex fxLayoutAlign=" center end"&gt;</text:p>
      <text:p text:style-name="P45">&lt;button mat-icon-button matTooltip="Refresh"&gt;</text:p>
      <text:p text:style-name="P45">&lt;mat-icon&gt;refresh&lt;/mat-icon&gt;</text:p>
      <text:p text:style-name="P45">&lt;/button&gt;</text:p>
      <text:p text:style-name="P46"/>
      <text:p text:style-name="P45">&lt;button mat-icon-button matTooltip="List View"&gt;</text:p>
      <text:p text:style-name="P45">&lt;mat-icon&gt;view_list&lt;/mat-icon&gt;</text:p>
      <text:p text:style-name="P45"><text:soft-page-break/>&lt;/button&gt;</text:p>
      <text:p text:style-name="P46"/>
      <text:p text:style-name="P45">&lt;button mat-icon-button [matMenuTriggerFor]="settingsForHeader" matTooltip="Setting"&gt;</text:p>
      <text:p text:style-name="P45">&lt;mat-icon&gt;settings&lt;/mat-icon&gt;</text:p>
      <text:p text:style-name="P45">&lt;/button&gt;</text:p>
      <text:p text:style-name="P45">&lt;/div&gt;</text:p>
      <text:p text:style-name="P46"/>
      <text:p text:style-name="P45">&lt;div fxLayoutAlign=" center end"&gt;</text:p>
      <text:p text:style-name="P45">&lt;button mat-icon-button matTooltip="Google Apps"&gt;</text:p>
      <text:p text:style-name="P45">&lt;mat-icon&gt;apps&lt;/mat-icon&gt;</text:p>
      <text:p text:style-name="P45">&lt;/button&gt;</text:p>
      <text:p text:style-name="P46"/>
      <text:p text:style-name="P45">&lt;button mat-icon-button matTooltip="Notifications"&gt;</text:p>
      <text:p text:style-name="P45">&lt;mat-icon&gt;notifications&lt;/mat-icon&gt;</text:p>
      <text:p text:style-name="P45">&lt;/button&gt;</text:p>
      <text:p text:style-name="P46"/>
      <text:p text:style-name="P45">&lt;button mat-icon-button matTooltip="Google Account"&gt;</text:p>
      <text:p text:style-name="P45">&lt;mat-icon class="account_circle"&gt;account_circle&lt;/mat-icon&gt;</text:p>
      <text:p text:style-name="P45">&lt;/button&gt;</text:p>
      <text:p text:style-name="P46"/>
      <text:p text:style-name="P45">&lt;/div&gt;</text:p>
      <text:p text:style-name="P45">&lt;/mat-toolbar&gt;</text:p>
      <text:p text:style-name="P46"/>
      <text:p text:style-name="P45">&lt;mat-sidenav-container class="example-sidenav-container" [style.marginTop.px]="mobileQuery.matches ? 56 : 0"&gt;</text:p>
      <text:p text:style-name="P45">&lt;mat-sidenav #snav [mode]="mobileQuery.matches ? 'over' : 'side'" [fixedInViewport]="mobileQuery.matches"</text:p>
      <text:p text:style-name="P45">fixedTopGap="56" style="width:25%"&gt;</text:p>
      <text:p text:style-name="P45">&lt;mat-nav-list&gt;</text:p>
      <text:p text:style-name="P45">&lt;mat-list&gt;</text:p>
      <text:p text:style-name="P45">&lt;mat-list-item&gt; Notes &lt;/mat-list-item&gt;</text:p>
      <text:p text:style-name="P45">&lt;mat-list-item&gt; reminder &lt;/mat-list-item&gt;</text:p>
      <text:p text:style-name="P45">&lt;hr&gt;</text:p>
      <text:p text:style-name="P45">LABEL</text:p>
      <text:p text:style-name="P45">&lt;hr&gt;</text:p>
      <text:p text:style-name="P45">&lt;mat-list-item&gt; Edit Label &lt;/mat-list-item&gt;</text:p>
      <text:p text:style-name="P45">&lt;/mat-list&gt;</text:p>
      <text:p text:style-name="P45">&lt;/mat-nav-list&gt;</text:p>
      <text:p text:style-name="P45">&lt;/mat-sidenav&gt;</text:p>
      <text:p text:style-name="P46"/>
      <text:p text:style-name="P45">&lt;mat-sidenav-content&gt;</text:p>
      <text:p text:style-name="P45">&lt;p *ngFor="let content of fillerContent"&gt;{{content}}&lt;/p</text:p>
      <text:p text:style-name="P45">&lt;/mat-sidenav-content&gt;</text:p>
      <text:p text:style-name="P45">&lt;/mat-sidenav-container&gt;</text:p>
      <text:p text:style-name="P45">&lt;/div&gt; --&gt;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6:37:10.324490549</meta:creation-date>
    <dc:date>2019-03-14T16:41:46.301733608</dc:date>
    <meta:editing-duration>P1DT17H33M19S</meta:editing-duration>
    <meta:editing-cycles>42</meta:editing-cycles>
    <meta:generator>LibreOffice/6.1.2.1$Linux_X86_64 LibreOffice_project/10$Build-1</meta:generator>
    <meta:document-statistic meta:table-count="0" meta:image-count="0" meta:object-count="0" meta:page-count="6" meta:paragraph-count="176" meta:word-count="522" meta:character-count="7418" meta:non-whitespace-character-count="7053"/>
  </office:meta>
</office:document-meta>
</file>